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actors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join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movies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4"/>
          <table:table-cell table:style-name="ce2" office:value-type="string" calcext:value-type="string">
            <text:p>movie_id</text:p>
          </table:table-cell>
          <table:table-cell table:style-name="ce2" office:value-type="string" calcext:value-type="string">
            <text:p>actor_id</text:p>
          </table:table-cell>
          <table:table-cell table:style-name="ce4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fa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s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s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s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fa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12:39:02.255765756</meta:creation-date>
    <dc:date>2014-11-26T13:58:12.382609839</dc:date>
    <meta:editing-duration>PT1H4M</meta:editing-duration>
    <meta:editing-cycles>1</meta:editing-cycles>
    <meta:document-statistic meta:table-count="1" meta:cell-count="39" meta:object-count="0"/>
    <meta:generator>LibreOffice/4.2.7.2$Linux_X86_64 LibreOffice_project/420m0$Build-2</meta:generator>
  </office:meta>
</office:document-meta>
</file>